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54f5b" officeooo:paragraph-rsid="00154f5b" style:font-weight-asian="bold" style:font-weight-complex="bold"/>
    </style:style>
    <style:style style:name="P3" style:family="paragraph" style:parent-style-name="Standard" style:list-style-name="L1"/>
    <style:style style:name="P4" style:family="paragraph" style:parent-style-name="Standard" style:list-style-name="L1">
      <style:text-properties officeooo:rsid="00152198" officeooo:paragraph-rsid="00152198"/>
    </style:style>
    <style:style style:name="P5" style:family="paragraph" style:parent-style-name="Standard" style:list-style-name="L2">
      <style:text-properties officeooo:rsid="00152198" officeooo:paragraph-rsid="00152198"/>
    </style:style>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text-properties fo:font-weight="normal" officeooo:rsid="00152198" officeooo:paragraph-rsid="00152198" style:font-weight-asian="normal" style:font-weight-complex="normal"/>
    </style:style>
    <style:style style:name="P9" style:family="paragraph" style:parent-style-name="Standard" style:list-style-name="L5"/>
    <style:style style:name="P10" style:family="paragraph" style:parent-style-name="Standard" style:list-style-name="L5">
      <style:text-properties officeooo:paragraph-rsid="00152198"/>
    </style:style>
    <style:style style:name="P11" style:family="paragraph" style:parent-style-name="Standard" style:list-style-name="L6"/>
    <style:style style:name="P12" style:family="paragraph" style:parent-style-name="Standard" style:list-style-name="L7"/>
    <style:style style:name="P13" style:family="paragraph" style:parent-style-name="Standard">
      <style:text-properties officeooo:paragraph-rsid="00154f5b"/>
    </style:style>
    <style:style style:name="P14" style:family="paragraph" style:parent-style-name="Header">
      <style:text-properties officeooo:rsid="00152198" officeooo:paragraph-rsid="00152198"/>
    </style:style>
    <style:style style:name="P15" style:family="paragraph" style:parent-style-name="Preformatted_20_Text">
      <loext:graphic-properties draw:fill="solid" draw:fill-color="#ffffff" draw:opacity="100%"/>
      <style:paragraph-properties fo:background-color="#ffffff"/>
      <style:text-properties fo:color="#000000" style:font-name="DejaVu Sans Mono" fo:font-size="9pt"/>
    </style:style>
    <style:style style:name="P16" style:family="paragraph" style:parent-style-name="Preformatted_20_Text">
      <loext:graphic-properties draw:fill="solid" draw:fill-color="#ffffff" draw:opacity="100%"/>
      <style:paragraph-properties fo:background-color="#ffffff"/>
      <style:text-properties fo:color="#000000"/>
    </style:style>
    <style:style style:name="P17" style:family="paragraph" style:parent-style-name="Preformatted_20_Text">
      <loext:graphic-properties draw:fill="solid" draw:fill-color="#ffffff" draw:opacity="100%"/>
      <style:paragraph-properties fo:margin-top="0cm" fo:margin-bottom="0.499cm" loext:contextual-spacing="false" fo:background-color="#ffffff"/>
    </style:style>
    <style:style style:name="T1" style:family="text">
      <style:text-properties officeooo:rsid="00152198"/>
    </style:style>
    <style:style style:name="T2" style:family="text">
      <style:text-properties fo:font-weight="normal" style:font-weight-asian="normal" style:font-weight-complex="normal"/>
    </style:style>
    <style:style style:name="T3" style:family="text">
      <style:text-properties fo:font-weight="normal" officeooo:rsid="00152198" style:font-weight-asian="normal" style:font-weight-complex="normal"/>
    </style:style>
    <style:style style:name="T4" style:family="text">
      <style:text-properties style:font-name="DejaVu Sans Mono" fo:font-size="9pt"/>
    </style:style>
    <style:style style:name="T5" style:family="text">
      <style:text-properties style:font-name="DejaVu Sans Mono" fo:font-size="9pt" fo:font-style="italic"/>
    </style:style>
    <style:style style:name="T6" style:family="text">
      <style:text-properties fo:color="#008000"/>
    </style:style>
    <style:style style:name="T7" style:family="text">
      <style:text-properties fo:color="#008000" style:font-name="DejaVu Sans Mono" fo:font-size="9pt" fo:font-weight="bold"/>
    </style:style>
    <style:style style:name="T8" style:family="text">
      <style:text-properties fo:color="#808080"/>
    </style:style>
    <style:style style:name="T9" style:family="text">
      <style:text-properties fo:color="#808080" style:font-name="DejaVu Sans Mono" fo:font-size="9pt" fo:font-style="italic"/>
    </style:style>
    <style:style style:name="T10" style:family="text">
      <style:text-properties fo:color="#0000ff" style:font-name="DejaVu Sans Mono" fo:font-size="9pt"/>
    </style:style>
    <style:style style:name="T11" style:family="text">
      <style:text-properties fo:color="#000000" style:font-name="DejaVu Sans Mono" fo:font-size="9pt"/>
    </style:style>
    <style:style style:name="T12" style:family="text">
      <style:text-properties officeooo:rsid="00154f5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Gradle</text:p>
      <text:p text:style-name="Standard"/>
      <text:p text:style-name="P1">1) Look up java plugin documentation. Make changes in manifest to make it executable with correct class. When run using java -jar JAR_NAME_HERE the output should be text "Hello World" on the console.</text:p>
      <text:p text:style-name="Standard"/>
      <text:list xml:id="list4030198166" text:style-name="L1">
        <text:list-item>
          <text:p text:style-name="P3">For creating a jar file add the below source code in build.gradle and then build project.</text:p>
        </text:list-item>
        <text:list-item>
          <text:p text:style-name="P4">Here specify the path of you main class in “main-class” in attributes of manifest.</text:p>
        </text:list-item>
      </text:list>
      <text:p text:style-name="Standard"/>
      <text:p text:style-name="Standard">jar {</text:p>
      <text:p text:style-name="Standard"><text:s text:c="6"/>manifest {</text:p>
      <text:p text:style-name="Standard"><text:s text:c="10"/>attributes(</text:p>
      <text:p text:style-name="Standard"><text:s text:c="2"/></text:p>
      <text:p text:style-name="Standard"><text:s text:c="18"/>'Main-Class': '&lt;path&gt;'</text:p>
      <text:p text:style-name="Standard"><text:s text:c="2"/></text:p>
      <text:p text:style-name="Standard"><text:s text:c="10"/>)</text:p>
      <text:p text:style-name="Standard"><text:s text:c="6"/>}</text:p>
      <text:p text:style-name="Standard"><text:s/>}</text:p>
      <text:p text:style-name="Standard">```</text:p>
      <text:p text:style-name="Standard"/>
      <text:p text:style-name="P1">2) look up idea plugin. make changes in build.gradle so that the sources of src/main/java as well as src/main/java2 are taken as sources. Ensure that when you make JAR file class files in both are added to the JAR. This will teach you how projects with non-conventional structure can be used with gradle.</text:p>
      <text:p text:style-name="P1"/>
      <text:list xml:id="list2239881299" text:style-name="L2">
        <text:list-item>
          <text:p text:style-name="P6">For adding directory as source add below code.</text:p>
        </text:list-item>
        <text:list-item>
          <text:p text:style-name="P5">Src/main/java is by default if we have different directory structire we can specify inside sourceSets.We can also do-</text:p>
        </text:list-item>
        <text:list-item>
          <text:p text:style-name="P5">eg.srcDirs=[‘source/main/java2’]</text:p>
        </text:list-item>
      </text:list>
      <text:p text:style-name="Standard"/>
      <text:p text:style-name="Standard">sourceSets {</text:p>
      <text:p text:style-name="Standard"><text:s text:c="4"/>main {</text:p>
      <text:p text:style-name="Standard"><text:s text:c="8"/>java {</text:p>
      <text:p text:style-name="Standard"><text:s text:c="12"/>srcDirs = ['src/main/java', 'src/main/java2']</text:p>
      <text:p text:style-name="Standard"><text:s text:c="8"/>}</text:p>
      <text:p text:style-name="Standard"><text:s text:c="8"/></text:p>
      <text:p text:style-name="Standard"><text:s text:c="4"/>}</text:p>
      <text:p text:style-name="Standard">}</text:p>
      <text:p text:style-name="Standard">```</text:p>
      <text:p text:style-name="Standard"/>
      <text:p text:style-name="Standard"/>
      <text:p text:style-name="P1">3) add 2 files file1.xml and file1.txt in src/main/resources manually. make changes so that when creating jar only file1.xml is added to the jar. </text:p>
      <text:p text:style-name="P1"/>
      <text:list xml:id="list1542782591" text:style-name="L4">
        <text:list-item>
          <text:p text:style-name="P8">For adding resources specify in sourceSets</text:p>
        </text:list-item>
      </text:list>
      <text:list xml:id="list2246830672" text:style-name="L3">
        <text:list-item>
          <text:p text:style-name="P7">For excluding <text:s/>directory/file <text:s/>add below code.</text:p>
        </text:list-item>
      </text:list>
      <text:p text:style-name="Standard"/>
      <text:p text:style-name="Standard"><text:soft-page-break/>sourceSets {</text:p>
      <text:p text:style-name="Standard"><text:s text:c="4"/>main {</text:p>
      <text:p text:style-name="Standard"><text:s text:c="8"/>resources{</text:p>
      <text:p text:style-name="Standard"><text:s text:c="12"/>srcDirs = ['src/main/resources']</text:p>
      <text:p text:style-name="Standard"><text:s text:c="12"/>exclude 'file.txt'</text:p>
      <text:p text:style-name="Standard"><text:s text:c="8"/>}</text:p>
      <text:p text:style-name="Standard"><text:s text:c="4"/>}</text:p>
      <text:p text:style-name="Standard">}</text:p>
      <text:p text:style-name="Standard"/>
      <text:p text:style-name="Standard"/>
      <text:p text:style-name="P1">4) find how to what is an uberjar. Make changes so you can use commons lang3 StringUtil in your jar. Make this uber jar executable. The output should be text but that should be using the StringUtils class of commons lang3</text:p>
      <text:p text:style-name="P1"/>
      <text:list xml:id="list2847190919" text:style-name="L5">
        <text:list-item>
          <text:p text:style-name="P9"><text:span text:style-name="T2">Basically, </text:span><text:span text:style-name="Strong_20_Emphasis"><text:span text:style-name="T2">a fat jar (also known as uber-jar) is a self-sufficient archive which contains both classes and dependencies needed to run an application.</text:span></text:span></text:p>
        </text:list-item>
        <text:list-item>
          <text:p text:style-name="P10"><text:span text:style-name="Strong_20_Emphasis"><text:span text:style-name="T3">For adding dependencies and compile time:</text:span></text:span></text:p>
        </text:list-item>
        <text:list-item>
          <text:p text:style-name="P9">modifying the <text:span text:style-name="Emphasis">jar</text:span> task from the Java Gradle plugin <text:span text:style-name="T1">to create a uberjar</text:span></text:p>
        </text:list-item>
      </text:list>
      <text:p text:style-name="Standard"/>
      <text:p text:style-name="Standard"/>
      <text:p text:style-name="P15">dependencies {</text:p>
      <text:p text:style-name="P16"><text:s text:c="4"/><text:span text:style-name="T4">compile </text:span><text:span text:style-name="T7">group</text:span><text:span text:style-name="T4">: </text:span><text:span text:style-name="T7">"commons-lang"</text:span><text:span text:style-name="T4">, </text:span><text:span text:style-name="T7">name</text:span><text:span text:style-name="T4">: </text:span><text:span text:style-name="T7">"commons-lang"</text:span><text:span text:style-name="T4">, </text:span><text:span text:style-name="T7">version</text:span><text:span text:style-name="T4">: </text:span><text:span text:style-name="T7">"2.0"</text:span></text:p>
      <text:p text:style-name="P16"><text:s text:c="4"/><text:span text:style-name="T4">jar {</text:span></text:p>
      <text:p text:style-name="P16"><text:span text:style-name="T8"><text:s text:c="8"/></text:span><text:span text:style-name="T4">from { configurations.</text:span><text:span text:style-name="T7">compile</text:span><text:span text:style-name="T4">.collect { it.isDirectory() ? it : zipTree(it) } }</text:span></text:p>
      <text:p text:style-name="P16"><text:s text:c="4"/><text:span text:style-name="T4">}</text:span></text:p>
      <text:p text:style-name="P17"><text:span text:style-name="T11">}</text:span></text:p>
      <text:p text:style-name="Standard"/>
      <text:p text:style-name="Standard"/>
      <text:p text:style-name="P1">5) Find a maven repository and add it as a repository in your build.gradle. You can use bintray, jcenter or any other repository. The goal is to learn how to use a custom repository</text:p>
      <text:p text:style-name="P1"/>
      <text:list xml:id="list1986950331" text:style-name="L6">
        <text:list-item>
          <text:p text:style-name="P11">For adding repository add below code.Using Maven Central</text:p>
          <text:p text:style-name="P11"/>
        </text:list-item>
      </text:list>
      <text:p text:style-name="Standard">repositories {</text:p>
      <text:p text:style-name="Standard"><text:s text:c="4"/>mavenCentral()</text:p>
      <text:p text:style-name="Standard">}</text:p>
      <text:p text:style-name="Standard"/>
      <text:p text:style-name="Standard">dependencies {</text:p>
      <text:p text:style-name="Standard"><text:s text:c="2"/><text:span text:style-name="T11">compile(</text:span><text:span text:style-name="T7">"org.springframework:spring-webmvc:5.1.5.RELEASE"</text:span><text:span text:style-name="T11">)</text:span></text:p>
      <text:p text:style-name="Standard"/>
      <text:p text:style-name="Standard">}</text:p>
      <text:p text:style-name="Standard"/>
      <text:p text:style-name="P1">6) Write a task in file "mytasks.gradle" and use it in your build.gradle. The goal is to be able to use tasks from another file in your build.gradle</text:p>
      <text:p text:style-name="P2"/>
      <text:list xml:id="list2301493467" text:style-name="L7">
        <text:list-item>
          <text:p text:style-name="P12">For using Task from external source <text:span text:style-name="T12">use apply from along with external task file</text:span></text:p>
        </text:list-item>
      </text:list>
      <text:p text:style-name="Standard"/>
      <text:p text:style-name="P13">Apply from : ‘&lt;file_nam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52198" officeooo:paragraph-rsid="0015219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Assignmet -Gradle</text:p>
        <text:p text:style-name="MP1">Date-5/3/2019</text:p>
        <text:p text:style-name="MP1">Submitted by- Varsha Deor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16:26:03.303803642</meta:creation-date>
    <dc:date>2019-03-05T16:38:36.916591582</dc:date>
    <meta:editing-duration>PT2M3S</meta:editing-duration>
    <meta:editing-cycles>1</meta:editing-cycles>
    <meta:document-statistic meta:table-count="0" meta:image-count="0" meta:object-count="0" meta:page-count="2" meta:paragraph-count="63" meta:word-count="441" meta:character-count="2802" meta:non-whitespace-character-count="2257"/>
    <meta:generator>LibreOffice/6.0.7.3$Linux_X86_64 LibreOffice_project/00m0$Build-3</meta:generator>
  </office:meta>
</office:document-meta>
</file>